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Pictures/1000020100000215000001089DC3E9107EC3F4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bitron" svg:font-family="Orbitro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117.0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88.23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27.76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80059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2" style:family="table-cell" style:parent-style-name="Default" style:data-style-name="N0">
      <style:table-cell-properties fo:background-color="#620074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8" style:family="table-cell" style:parent-style-name="Default">
      <style:text-properties style:font-name="Orbitron" fo:font-size="18pt" style:font-size-asian="18pt" style:font-size-complex="18pt"/>
    </style:style>
    <style:style style:name="ce6" style:family="table-cell" style:parent-style-name="Default">
      <style:table-cell-properties fo:background-color="#620074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ffff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0" style:family="table-cell" style:parent-style-name="Default">
      <style:table-cell-properties fo:background-color="#620074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Orbitron"/>
    </style:style>
  </office:automatic-styles>
  <office:body>
    <office:spreadsheet>
      <table:calculation-settings table:automatic-find-labels="false" table:use-regular-expressions="false" table:use-wildcards="true"/>
      <table:table table:name="Node I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3">
            <draw:frame table:end-cell-address="'Node IDs'.A1" table:end-x="19.23mm" table:end-y="10.36mm" draw:z-index="0" draw:name="Image 1" draw:style-name="gr1" draw:text-style-name="P1" svg:width="19.23mm" svg:height="10.36mm" svg:x="0mm" svg:y="0mm">
              <draw:image xlink:href="Pictures/1000020100000215000001089DC3E9107EC3F443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<text:span text:style-name="T1">DomeNode</text:span> CAN-BUS Node IDs</text:p>
          </table:table-cell>
          <table:table-cell table:style-name="ce18"/>
          <table:table-cell table:style-name="ce17"/>
          <table:table-cell table:style-name="ce21"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ary ID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dd-on Board/Additional Features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BIN([.A3]; 7)" office:value-type="string" office:string-value="0000001" calcext:value-type="string">
            <text:p>0000001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0W RGBW LED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BIN([.A4]; 7)" office:value-type="string" office:string-value="0000010" calcext:value-type="string">
            <text:p>000001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BIN([.A5]; 7)" office:value-type="string" office:string-value="0000011" calcext:value-type="string">
            <text:p>0000011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BIN([.A6]; 7)" office:value-type="string" office:string-value="0000100" calcext:value-type="string">
            <text:p>000010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BIN([.A7]; 7)" office:value-type="string" office:string-value="0000101" calcext:value-type="string">
            <text:p>000010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BIN([.A8]; 7)" office:value-type="string" office:string-value="0000110" calcext:value-type="string">
            <text:p>000011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BIN([.A9]; 7)" office:value-type="string" office:string-value="0000111" calcext:value-type="string">
            <text:p>000011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BIN([.A10]; 7)" office:value-type="string" office:string-value="0001000" calcext:value-type="string">
            <text:p>000100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BIN([.A11]; 7)" office:value-type="string" office:string-value="0001001" calcext:value-type="string">
            <text:p>000100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BIN([.A12]; 7)" office:value-type="string" office:string-value="0001010" calcext:value-type="string">
            <text:p>00010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BIN([.A13]; 7)" office:value-type="string" office:string-value="0001011" calcext:value-type="string">
            <text:p>00010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BIN([.A14]; 7)" office:value-type="string" office:string-value="0001100" calcext:value-type="string">
            <text:p>0001100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BIN([.A15]; 7)" office:value-type="string" office:string-value="0001101" calcext:value-type="string">
            <text:p>0001101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BIN([.A16]; 7)" office:value-type="string" office:string-value="0001110" calcext:value-type="string">
            <text:p>000111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BIN([.A17]; 7)" office:value-type="string" office:string-value="0001111" calcext:value-type="string">
            <text:p>0001111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BIN([.A18]; 7)" office:value-type="string" office:string-value="0010000" calcext:value-type="string">
            <text:p>00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aximum number of node IDs is 127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 Codes" table:style-name="ta1">
        <office:forms form:automatic-focus="false" form:apply-design-mode="false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number-columns-repeated="1018" table:default-cell-style-name="Default"/>
        <table:table-row table:style-name="ro1">
          <table:table-cell table:style-name="ce17">
            <draw:frame table:end-cell-address="'Function Codes'.A1" table:end-x="19.23mm" table:end-y="10.36mm" draw:z-index="0" draw:name="Image 1" draw:style-name="gr1" draw:text-style-name="P1" svg:width="19.23mm" svg:height="10.36mm" svg:x="0mm" svg:y="0mm">
              <draw:image xlink:href="Pictures/1000020100000215000001089DC3E9107EC3F443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DomeNode CAN-BUS Function Codes </text:p>
          </table:table-cell>
          <table:table-cell table:style-name="ce17" table:number-columns-repeated="4"/>
          <table:table-cell table:style-name="ce21"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Binary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ata Format</text:p>
          </table:table-cell>
          <table:table-cell table:style-name="ce6" office:value-type="string" calcext:value-type="string">
            <text:p>Packet direction</text:p>
          </table:table-cell>
          <table:table-cell table:style-name="ce10" table:number-columns-repeated="1018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Default" table:formula="of:=DEC2BIN([.A3]; 4)" office:value-type="string" office:string-value="0000" calcext:value-type="string">
            <text:p>0000</text:p>
          </table:table-cell>
          <table:table-cell table:style-name="Default" office:value-type="string" calcext:value-type="string">
            <text:p>touch_input</text:p>
          </table:table-cell>
          <table:table-cell table:style-name="Default" office:value-type="string" calcext:value-type="string">
            <text:p>Sends a packet when ring touched</text:p>
          </table:table-cell>
          <table:table-cell table:style-name="Default" office:value-type="string" calcext:value-type="string">
            <text:p>Node ID</text:p>
          </table:table-cell>
          <table:table-cell table:style-name="Default" office:value-type="string" calcext:value-type="string">
            <text:p>From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Default" table:formula="of:=DEC2BIN([.A4]; 4)" office:value-type="string" office:string-value="0001" calcext:value-type="string">
            <text:p>0001</text:p>
          </table:table-cell>
          <table:table-cell office:value-type="string" calcext:value-type="string">
            <text:p>set_pixels</text:p>
          </table:table-cell>
          <table:table-cell office:value-type="string" calcext:value-type="string">
            <text:p>Sets pixels to RGB values in message</text:p>
          </table:table-cell>
          <table:table-cell office:value-type="string" calcext:value-type="string">
            <text:p>9x RGB values</text:p>
          </table:table-cell>
          <table:table-cell office:value-type="string" calcext:value-type="string">
            <text:p>To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Default" table:formula="of:=DEC2BIN([.A5]; 4)" office:value-type="string" office:string-value="0010" calcext:value-type="string">
            <text:p>0010</text:p>
          </table:table-cell>
          <table:table-cell table:number-columns-repeated="102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Default" table:formula="of:=DEC2BIN([.A6]; 4)" office:value-type="string" office:string-value="0011" calcext:value-type="string">
            <text:p>0011</text:p>
          </table:table-cell>
          <table:table-cell table:number-columns-repeated="102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Default" table:formula="of:=DEC2BIN([.A7]; 4)" office:value-type="string" office:string-value="0100" calcext:value-type="string">
            <text:p>0100</text:p>
          </table:table-cell>
          <table:table-cell table:number-columns-repeated="102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Default" table:formula="of:=DEC2BIN([.A8]; 4)" office:value-type="string" office:string-value="0101" calcext:value-type="string">
            <text:p>0101</text:p>
          </table:table-cell>
          <table:table-cell table:number-columns-repeated="102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Default" table:formula="of:=DEC2BIN([.A9]; 4)" office:value-type="string" office:string-value="0110" calcext:value-type="string">
            <text:p>0110</text:p>
          </table:table-cell>
          <table:table-cell table:number-columns-repeated="102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Default" table:formula="of:=DEC2BIN([.A10]; 4)" office:value-type="string" office:string-value="0111" calcext:value-type="string">
            <text:p>0111</text:p>
          </table:table-cell>
          <table:table-cell table:number-columns-repeated="102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Default" table:formula="of:=DEC2BIN([.A11]; 4)" office:value-type="string" office:string-value="1000" calcext:value-type="string">
            <text:p>1000</text:p>
          </table:table-cell>
          <table:table-cell table:number-columns-repeated="102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Default" table:formula="of:=DEC2BIN([.A12]; 4)" office:value-type="string" office:string-value="1001" calcext:value-type="string">
            <text:p>1001</text:p>
          </table:table-cell>
          <table:table-cell table:number-columns-repeated="102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Default" table:formula="of:=DEC2BIN([.A13]; 4)" office:value-type="string" office:string-value="1010" calcext:value-type="string">
            <text:p>1010</text:p>
          </table:table-cell>
          <table:table-cell table:number-columns-repeated="102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Default" table:formula="of:=DEC2BIN([.A14]; 4)" office:value-type="string" office:string-value="1011" calcext:value-type="string">
            <text:p>1011</text:p>
          </table:table-cell>
          <table:table-cell table:number-columns-repeated="1022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Default" table:formula="of:=DEC2BIN([.A15]; 4)" office:value-type="string" office:string-value="1100" calcext:value-type="string">
            <text:p>1100</text:p>
          </table:table-cell>
          <table:table-cell table:number-columns-repeated="1022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Default" table:formula="of:=DEC2BIN([.A16]; 4)" office:value-type="string" office:string-value="1101" calcext:value-type="string">
            <text:p>1101</text:p>
          </table:table-cell>
          <table:table-cell table:number-columns-repeated="1022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Default" table:formula="of:=DEC2BIN([.A17]; 4)" office:value-type="string" office:string-value="1110" calcext:value-type="string">
            <text:p>1110</text:p>
          </table:table-cell>
          <table:table-cell table:number-columns-repeated="1022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Default" table:formula="of:=DEC2BIN([.A18]; 4)" office:value-type="string" office:string-value="1111" calcext:value-type="string">
            <text:p>11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aximum number of function codes is 1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Maximum amount of data in each packet is 8 bytes (64 bits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23:15:19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9:37.056000000</meta:creation-date>
    <dc:date>2018-08-25T23:15:56.232000000</dc:date>
    <meta:editing-duration>PT1H10M43S</meta:editing-duration>
    <meta:editing-cycles>47</meta:editing-cycles>
    <meta:generator>LibreOffice/6.0.6.2$Windows_X86_64 LibreOffice_project/0c292870b25a325b5ed35f6b45599d2ea4458e77</meta:generator>
    <dc:subject>SHM</dc:subject>
    <dc:title>DomeNode CAN-BUS Node IDs and Function Codes</dc:title>
    <meta:document-statistic meta:table-count="2" meta:cell-count="89" meta:object-count="2"/>
  </office:meta>
</office:document-meta>
</file>